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text-properties officeooo:rsid="001a41e7" officeooo:paragraph-rsid="001a41e7"/>
    </style:style>
    <style:style style:name="P2" style:family="paragraph" style:parent-style-name="Standard">
      <style:paragraph-properties fo:line-height="200%"/>
      <style:text-properties style:font-name="Times New Roman" officeooo:rsid="001a41e7" officeooo:paragraph-rsid="001a41e7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rsid="001b1f78" officeooo:paragraph-rsid="001b1f78"/>
    </style:style>
    <style:style style:name="P4" style:family="paragraph" style:parent-style-name="Standard" style:master-page-name="Untitled1">
      <style:paragraph-properties fo:line-height="200%" style:page-number="auto"/>
      <style:text-properties style:font-name="Times New Roman" officeooo:rsid="001a41e7" officeooo:paragraph-rsid="001a41e7"/>
    </style:style>
    <style:style style:name="P5" style:family="paragraph" style:parent-style-name="Standard" style:master-page-name="Untitled2">
      <style:paragraph-properties fo:line-height="200%" style:page-number="auto"/>
      <style:text-properties style:font-name="Times New Roman" officeooo:rsid="001a41e7" officeooo:paragraph-rsid="001a41e7"/>
    </style:style>
    <style:style style:name="P6" style:family="paragraph" style:parent-style-name="Standard" style:master-page-name="Untitled2">
      <style:paragraph-properties fo:line-height="200%" fo:text-align="center" style:justify-single-word="false" style:page-number="auto"/>
      <style:text-properties style:font-name="Times New Roman" officeooo:rsid="001a41e7" officeooo:paragraph-rsid="001a41e7"/>
    </style:style>
    <style:style style:name="P7" style:family="paragraph" style:parent-style-name="Standard" style:master-page-name="">
      <loext:graphic-properties draw:fill="none"/>
      <style:paragraph-properties fo:margin-left="0.5in" fo:margin-right="0in" fo:line-height="200%" fo:text-align="start" style:justify-single-word="false" fo:text-indent="-0.5in" style:auto-text-indent="false" style:page-number="auto" fo:background-color="transparent"/>
      <style:text-properties style:font-name="Times New Roman" officeooo:rsid="001a41e7" officeooo:paragraph-rsid="001a41e7"/>
    </style:style>
    <style:style style:name="T1" style:family="text">
      <style:text-properties officeooo:rsid="002751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3">Title</text:p>
      <text:p text:style-name="P3">Date</text:p>
      <text:p text:style-name="P3">Course Number</text:p>
      <text:p text:style-name="P3">Student name</text:p>
      <text:p text:style-name="P3">Professor Name</text:p>
      <text:p text:style-name="P5"/>
      <text:p text:style-name="P6">Works Cite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41e7" officeooo:paragraph-rsid="001a41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Untitled1" style:page-layout-name="Mpm2">
      <style:header>
        <text:p text:style-name="MP1">Running head: PAPER NAME<text:tab/><text:tab/>Last Name <text:page-number text:select-page="current">1</text:page-number>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Untitled2" style:page-layout-name="Mpm2">
      <style:header>
        <text:p text:style-name="MP1">SHORT PAPER NAME<text:tab/><text:tab/>Last Name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3:41:28.546206000</meta:creation-date>
    <dc:date>2019-01-31T23:46:23.706322000</dc:date>
    <meta:editing-duration>PT4M54S</meta:editing-duration>
    <meta:editing-cycles>2</meta:editing-cycles>
    <meta:generator>LibreOffice/6.1.2.1$MacOSX_X86_64 LibreOffice_project/65905a128db06ba48db947242809d14d3f9a93fe</meta:generator>
    <meta:document-statistic meta:table-count="0" meta:image-count="0" meta:object-count="0" meta:page-count="3" meta:paragraph-count="8" meta:word-count="23" meta:character-count="125" meta:non-whitespace-character-count="108"/>
  </office:meta>
</office:document-meta>
</file>